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angeToken.isCompa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Token.toString( int option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RangeToken.dumpRang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angeToken.sortRang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angeToken.setCompa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Token.addRange( int start , int en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angeToken.isS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Token.intersectRanges( Token toke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1">
            <text:p text:style-name="Table_20_Contents">4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RangeToken.compactRanges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1">
            <text:p text:style-name="Table_20_Contents">41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RangeToken.RangeToken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ngeToken.getCaseInsensitiveToke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angeToken.escapeCharInCharClass( int ch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angeToken.setSorted( boolean s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ngeToken.subtractRanges( Token token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4">
            <text:p text:style-name="Table_20_Contents">44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RangeToken.match( int ch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angeToken.complementRanges( Token tok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angeToken.mergeRanges( Token toke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angeToken.createMap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